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📌 <text:span text:style-name="Strong_20_Emphasis">Configuração Inicial</text:span></text:h>
      <text:p text:style-name="Preformatted_20_Text">bash</text:p>
      <text:p text:style-name="Preformatted_20_Text">CopiarEditar</text:p>
      <text:p text:style-name="P1"><text:span text:style-name="Source_20_Text">npm install -g @angular/cli <text:s text:c="2"/># Instala o Angular CLI globalmente</text:span></text:p>
      <text:p text:style-name="P2"><text:span text:style-name="Source_20_Text">ng version <text:s text:c="19"/># Verifica a versão instalada</text:span></text:p>
      <text:p text:style-name="P2"><text:span text:style-name="Source_20_Text">ng new nome-do-projeto <text:s text:c="7"/># Cria um novo projeto Angular</text:span></text:p>
      <text:p text:style-name="P2"><text:span text:style-name="Source_20_Text">cd nome-do-projeto <text:s text:c="11"/># Entra na pasta do projeto</text:span></text:p>
      <text:p text:style-name="P3"><text:span text:style-name="Source_20_Text">ng serve <text:s text:c="21"/># Inicia o servidor de desenvolvimento (localhost:4200)</text:span></text:p>
      <text:h text:style-name="Heading_20_3" text:outline-level="3">📌 <text:span text:style-name="Strong_20_Emphasis">Gerando Componentes, Serviços e Outros</text:span></text:h>
      <text:p text:style-name="Preformatted_20_Text">bash</text:p>
      <text:p text:style-name="Preformatted_20_Text">CopiarEditar</text:p>
      <text:p text:style-name="P1"><text:span text:style-name="Source_20_Text">ng generate component nome-componente <text:s/># Gera um novo componente</text:span></text:p>
      <text:p text:style-name="P2"><text:span text:style-name="Source_20_Text">ng g c nome-componente <text:s text:c="16"/># Mesma coisa, mas abreviado</text:span></text:p>
      <text:p text:style-name="P2"/>
      <text:p text:style-name="P2"><text:span text:style-name="Source_20_Text">ng generate service nome-servico <text:s text:c="7"/># Gera um serviço</text:span></text:p>
      <text:p text:style-name="P2"><text:span text:style-name="Source_20_Text">ng g s nome-servico <text:s text:c="20"/># Abreviação</text:span></text:p>
      <text:p text:style-name="P2"/>
      <text:p text:style-name="P2"><text:span text:style-name="Source_20_Text">ng generate module nome-modulo <text:s text:c="9"/># Cria um novo módulo</text:span></text:p>
      <text:p text:style-name="P2"><text:span text:style-name="Source_20_Text">ng g m nome-modulo <text:s text:c="21"/># Abreviação</text:span></text:p>
      <text:p text:style-name="P2"/>
      <text:p text:style-name="P2"><text:span text:style-name="Source_20_Text">ng generate directive nome-diretiva <text:s text:c="4"/># Cria uma diretiva</text:span></text:p>
      <text:p text:style-name="P2"><text:span text:style-name="Source_20_Text">ng generate pipe nome-pipe <text:s text:c="13"/># Cria um pipe</text:span></text:p>
      <text:p text:style-name="P2"><text:span text:style-name="Source_20_Text">ng generate class nome-classe <text:s text:c="10"/># Cria uma classe</text:span></text:p>
      <text:p text:style-name="P3"><text:span text:style-name="Source_20_Text">ng generate interface nome-interface <text:s text:c="3"/># Cria uma interface</text:span></text:p>
      <text:h text:style-name="Heading_20_3" text:outline-level="3">📌 <text:span text:style-name="Strong_20_Emphasis">Gerenciamento e Build</text:span></text:h>
      <text:p text:style-name="Preformatted_20_Text">bash</text:p>
      <text:p text:style-name="Preformatted_20_Text">CopiarEditar</text:p>
      <text:p text:style-name="P1"><text:span text:style-name="Source_20_Text">ng build <text:s text:c="21"/># Gera a build do projeto para produção</text:span></text:p>
      <text:p text:style-name="P2"><text:span text:style-name="Source_20_Text">ng build --prod <text:s text:c="14"/># Build otimizada para produção</text:span></text:p>
      <text:p text:style-name="P2"><text:span text:style-name="Source_20_Text">ng serve --open <text:s text:c="14"/># Abre o navegador automaticamente</text:span></text:p>
      <text:p text:style-name="P2"/>
      <text:p text:style-name="P2"><text:span text:style-name="Source_20_Text">ng test <text:s text:c="22"/># Roda os testes unitários</text:span></text:p>
      <text:p text:style-name="P2"><text:span text:style-name="Source_20_Text">ng e2e <text:s text:c="23"/># Roda testes end-to-end</text:span></text:p>
      <text:p text:style-name="P3"><text:span text:style-name="Source_20_Text">ng lint <text:s text:c="22"/># Verifica erros no código</text:span></text:p>
      <text:h text:style-name="Heading_20_3" text:outline-level="3">📌 <text:span text:style-name="Strong_20_Emphasis">Gerenciando Dependências</text:span></text:h>
      <text:p text:style-name="Preformatted_20_Text">bash</text:p>
      <text:p text:style-name="Preformatted_20_Text">CopiarEditar</text:p>
      <text:p text:style-name="P1"><text:span text:style-name="Source_20_Text">ng add @angular/material <text:s text:c="5"/># Adiciona o Angular Material</text:span></text:p>
      <text:p text:style-name="P2"><text:span text:style-name="Source_20_Text">ng add pacote <text:s text:c="16"/># Instala um pacote Angular compatível</text:span></text:p>
      <text:p text:style-name="P2"/>
      <text:p text:style-name="P2"><text:span text:style-name="Source_20_Text">ng update <text:s text:c="20"/># Atualiza dependências Angular</text:span></text:p>
      <text:p text:style-name="P3"><text:span text:style-name="Source_20_Text">ng update @angular/core <text:s text:c="6"/># Atualiza a versão do Angular</text:span></text:p>
      <text:h text:style-name="Heading_20_3" text:outline-level="3">📌 <text:span text:style-name="Strong_20_Emphasis">Roteamento e Serviços</text:span></text:h>
      <text:p text:style-name="Preformatted_20_Text">bash</text:p>
      <text:p text:style-name="Preformatted_20_Text">CopiarEditar</text:p>
      <text:p text:style-name="P1"><text:span text:style-name="Source_20_Text">ng generate module app-routing --flat --module=app</text:span></text:p>
      <text:p text:style-name="P2"><text:span text:style-name="Source_20_Text"># Cria um módulo de roteamento e o adiciona ao app.module</text:span></text:p>
      <text:p text:style-name="P2"/>
      <text:p text:style-name="P2"><text:span text:style-name="Source_20_Text">ng generate service api</text:span></text:p>
      <text:p text:style-name="P3"><text:span text:style-name="Source_20_Text"># Cria um serviço chamado "api" para consumir APIs externas</text:span></text:p>
      <text:p text:style-name="Text_20_body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19:41:35.505853300</meta:creation-date>
    <dc:date>2025-04-01T19:42:04.628127500</dc:date>
    <meta:editing-duration>PT29S</meta:editing-duration>
    <meta:editing-cycles>1</meta:editing-cycles>
    <meta:document-statistic meta:table-count="0" meta:image-count="0" meta:object-count="0" meta:page-count="2" meta:paragraph-count="44" meta:word-count="265" meta:character-count="1920" meta:non-whitespace-character-count="1376"/>
    <meta:generator>LibreOffice/25.2.1.2$Windows_X86_64 LibreOffice_project/d3abf4aee5fd705e4a92bba33a32f40bc4e56f49</meta:generator>
  </office:meta>
</office:document-meta>
</file>